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2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3.599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43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688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1" draw:id="id11" draw:layer="layout" svg:width="3.767cm" svg:height="0.849cm" svg:x="3.272cm" svg:y="4.051cm">
          <text:p text:style-name="P1"><text:span text:style-name="T1">Tween 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923cm" svg:height="1.049cm" svg:x="7.586cm" svg:y="20.996cm">
          <text:p text:style-name="P1"><text:span text:style-name="T1">Tween egres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5.859cm" svg:height="0.752cm" svg:x="8.056cm" svg:y="1.3cm">
          <text:p text:style-name="P1"><text:span text:style-name="T1">ApplicationCreat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63cm" svg:height="0.652cm" svg:x="5.366cm" svg:y="5.748cm">
          <text:p text:style-name="P1"><text:span text:style-name="T1">New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805cm" svg:height="0.706cm" svg:x="8.828cm" svg:y="9.7cm">
          <text:p text:style-name="P1"><text:span text:style-name="T1">Context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3.781cm" svg:height="1.7cm" svg:x="14.279cm" svg:y="16cm">
          <text:p text:style-name="P1"><text:span text:style-name="T1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7.647cm" svg:y1="6.4cm" svg:x2="8.528cm" svg:y2="7.1cm" draw:start-shape="id1" draw:start-glue-point="2" draw:end-shape="id2" draw:end-glue-point="4" svg:d="M7647 6400c0 525 881 175 881 700" svg:viewBox="0 0 882 701">
          <text:p/>
        </draw:connector>
        <draw:connector draw:style-name="gr4" draw:text-style-name="P1" draw:layer="layout" draw:type="curve" svg:x1="11.23cm" svg:y1="10.406cm" svg:x2="12.672cm" svg:y2="11.1cm" draw:start-shape="id3" draw:start-glue-point="2" draw:end-shape="id4" draw:end-glue-point="4" svg:d="M11230 10406c0 520 1442 174 1442 694" svg:viewBox="0 0 1443 695">
          <text:p/>
        </draw:connector>
        <draw:connector draw:style-name="gr4" draw:text-style-name="P1" draw:layer="layout" draw:type="curve" svg:x1="12.672cm" svg:y1="11.9cm" svg:x2="13.991cm" svg:y2="12.347cm" draw:start-shape="id4" draw:start-glue-point="6" draw:end-shape="id5" draw:end-glue-point="4" svg:d="M12672 11900c0 336 1319 113 1319 447" svg:viewBox="0 0 1320 448">
          <text:p/>
        </draw:connector>
        <draw:connector draw:style-name="gr4" draw:text-style-name="P1" draw:layer="layout" draw:type="curve" svg:x1="16.068cm" svg:y1="19.3cm" svg:x2="9.547cm" svg:y2="20.996cm" draw:start-shape="id6" draw:start-glue-point="2" draw:end-shape="id7" draw:end-glue-point="0" svg:d="M16068 19300c0 1290-6521 442-6521 1696" svg:viewBox="0 0 6522 1697">
          <text:p/>
        </draw:connector>
        <draw:custom-shape draw:style-name="gr5" draw:text-style-name="P2" xml:id="id8" draw:id="id8" draw:layer="layout" svg:width="5.383cm" svg:height="0.968cm" svg:x="5.33cm" svg:y="22.732cm">
          <text:p text:style-name="P1"><text:span text:style-name="T1">response_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4.724cm" svg:height="0.808cm" svg:x="4.544cm" svg:y="24.384cm">
          <text:p text:style-name="P1"><text:span text:style-name="T1">New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4.723cm" svg:height="0.807cm" svg:x="3.661cm" svg:y="25.883cm">
          <text:p text:style-name="P1"><text:span text:style-name="T1">finished_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9.547cm" svg:y1="22.045cm" svg:x2="8.021cm" svg:y2="22.732cm" draw:start-shape="id7" draw:start-glue-point="2" draw:end-shape="id8" draw:end-glue-point="0" svg:d="M9547 22045c0 514-1526 171-1526 687" svg:viewBox="0 0 1527 688">
          <text:p/>
        </draw:connector>
        <draw:connector draw:style-name="gr4" draw:text-style-name="P1" draw:layer="layout" draw:type="curve" svg:x1="8.021cm" svg:y1="23.7cm" svg:x2="6.906cm" svg:y2="24.384cm" draw:start-shape="id8" draw:start-glue-point="2" draw:end-shape="id9" draw:end-glue-point="0" svg:d="M8021 23700c0 513-1115 171-1115 684" svg:viewBox="0 0 1116 685">
          <text:p/>
        </draw:connector>
        <draw:connector draw:style-name="gr4" draw:text-style-name="P1" draw:layer="layout" draw:type="curve" svg:x1="6.906cm" svg:y1="25.192cm" svg:x2="6.022cm" svg:y2="25.883cm" draw:start-shape="id9" draw:start-glue-point="2" draw:end-shape="id10" draw:end-glue-point="0" svg:d="M6906 25192c0 517-884 172-884 691" svg:viewBox="0 0 885 692">
          <text:p/>
        </draw:connector>
        <draw:custom-shape draw:style-name="gr6" draw:text-style-name="P2" xml:id="id4" draw:id="id4" draw:layer="layout" svg:width="5.124cm" svg:height="0.8cm" svg:x="10.11cm" svg:y="11.1cm">
          <text:p text:style-name="P1"><text:span text:style-name="T1">View lookup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5.155cm" svg:y1="4.9cm" svg:x2="7.647cm" svg:y2="5.748cm" draw:start-shape="id11" draw:start-glue-point="2" draw:end-shape="id1" draw:end-glue-point="0" svg:d="M5155 4900c0 636 2492 212 2492 848" svg:viewBox="0 0 2493 849">
          <text:p/>
        </draw:connector>
        <draw:connector draw:style-name="gr4" draw:text-style-name="P1" draw:layer="layout" draw:type="curve" draw:line-skew="0.501cm" svg:x1="1.369cm" svg:y1="13.477cm" svg:x2="3.661cm" svg:y2="26.286cm" draw:start-shape="id12" draw:start-glue-point="5" draw:end-shape="id10" draw:end-glue-point="3" svg:d="M1369 13477c-1 0-1147 12809 2292 12809" svg:viewBox="0 0 2477 12810">
          <text:p/>
        </draw:connector>
        <draw:frame draw:style-name="gr7" draw:layer="layout" svg:width="1.81cm" svg:height="0.962cm" svg:x="15.422cm" svg:y="1.2cm">
          <draw:text-box>
            <text:p>V0.7</text:p>
          </draw:text-box>
        </draw:frame>
        <draw:custom-shape draw:style-name="gr1" draw:text-style-name="P2" xml:id="id13" draw:id="id13" draw:layer="layout" svg:width="4.274cm" svg:height="0.864cm" svg:x="1.823cm" svg:y="2.336cm">
          <text:p text:style-name="P1"><text:span text:style-name="T1">Middleware 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.728cm" svg:height="1.049cm" svg:x="1.482cm" svg:y="27.428cm">
          <text:p text:style-name="P1"><text:span text:style-name="T1">Middleware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3.96cm" svg:y1="3.2cm" svg:x2="5.155cm" svg:y2="4.051cm" draw:start-shape="id13" draw:start-glue-point="2" draw:end-shape="id11" draw:end-glue-point="0" svg:d="M3960 3200c0 637 1195 212 1195 851" svg:viewBox="0 0 1196 852">
          <text:p/>
        </draw:connector>
        <draw:connector draw:style-name="gr4" draw:text-style-name="P1" draw:layer="layout" draw:type="curve" svg:x1="6.022cm" svg:y1="26.69cm" svg:x2="3.846cm" svg:y2="27.428cm" draw:start-shape="id10" draw:start-glue-point="2" draw:end-shape="id14" draw:end-glue-point="0" svg:d="M6022 26690c0 552-2176 183-2176 738" svg:viewBox="0 0 2177 739">
          <text:p/>
        </draw:connector>
        <draw:custom-shape draw:style-name="gr6" draw:text-style-name="P2" xml:id="id15" draw:id="id15" draw:layer="layout" svg:width="5.123cm" svg:height="0.7cm" svg:x="6.72cm" svg:y="8.5cm">
          <text:p text:style-name="P1"><text:span text:style-name="T1">Traversal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9.282cm" svg:y1="9.2cm" svg:x2="11.23cm" svg:y2="9.7cm" draw:start-shape="id15" draw:start-glue-point="6" draw:end-shape="id3" draw:end-glue-point="0" svg:d="M9282 9200c0 376 1948 127 1948 500" svg:viewBox="0 0 1949 501">
          <text:p/>
        </draw:connector>
        <draw:frame draw:style-name="gr8" draw:text-style-name="P3" draw:layer="layout" svg:width="4.016cm" svg:height="0.888cm" svg:x="8.264cm" svg:y="13.5cm">
          <draw:text-box>
            <text:p><text:span text:style-name="T1">HTTPForbidden</text:span></text:p>
          </draw:text-box>
        </draw:frame>
        <draw:frame draw:style-name="gr9" draw:text-style-name="P3" draw:layer="layout" svg:width="4.099cm" svg:height="0.806cm" svg:x="6.32cm" svg:y="11.1cm">
          <draw:text-box>
            <text:p><text:span text:style-name="T1">HTTPNotFound</text:span></text:p>
          </draw:text-box>
        </draw:frame>
        <draw:custom-shape draw:style-name="gr10" draw:text-style-name="P2" xml:id="id16" draw:id="id16" draw:layer="layout" svg:width="3.008cm" svg:height="0.9cm" svg:x="1.3cm" svg:y="10.9cm">
          <text:p text:style-name="P1"><text:span text:style-name="T1">Exception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xml:id="id20" draw:id="id20" draw:layer="layout" svg:width="10.908cm" svg:height="0.9cm" svg:x="1.497cm" svg:y="18.1cm">
          <text:p text:style-name="P1"><text:span text:style-name="T1">notfound_view / forbidden_view / exception_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2.804cm" svg:y1="11.8cm" svg:x2="3.003cm" svg:y2="13.077cm" draw:start-shape="id16" draw:start-glue-point="6" draw:end-shape="id12" draw:end-glue-point="4" svg:d="M2804 11800c0 958 199 320 199 1277" svg:viewBox="0 0 200 1278">
          <text:p/>
        </draw:connector>
        <draw:connector draw:style-name="gr4" draw:text-style-name="P1" draw:layer="layout" draw:type="curve" svg:x1="6.951cm" svg:y1="19.597cm" svg:x2="9.547cm" svg:y2="20.996cm" draw:start-shape="id17" draw:end-shape="id7" svg:d="M6951 19597c0 1048 2596 349 2596 1399" svg:viewBox="0 0 2597 1400">
          <text:p/>
        </draw:connector>
        <draw:custom-shape draw:style-name="gr2" draw:text-style-name="P2" xml:id="id19" draw:id="id19" draw:layer="layout" svg:width="4.521cm" svg:height="0.706cm" svg:x="8.079cm" svg:y="14.794cm">
          <text:p text:style-name="P1"><text:span text:style-name="T1">BeforeR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14.279cm" svg:y1="16.85cm" svg:x2="12.6cm" svg:y2="15.147cm" draw:start-shape="id18" draw:end-shape="id19" draw:end-glue-point="1" svg:d="M14279 16850c-1260 0-421-1703-1679-1703" svg:viewBox="0 0 1680 1704">
          <text:p/>
        </draw:connector>
        <draw:connector draw:style-name="gr11" draw:text-style-name="P1" draw:layer="layout" draw:type="curve" svg:x1="12.405cm" svg:y1="18.55cm" svg:x2="12.6cm" svg:y2="15.147cm" draw:start-shape="id20" draw:start-glue-point="1" draw:end-shape="id19" svg:d="M12405 18550c1042 0 945-3403 195-3403" svg:viewBox="0 0 771 3404">
          <text:p/>
        </draw:connector>
        <draw:custom-shape draw:style-name="gr6" draw:text-style-name="P2" xml:id="id2" draw:id="id2" draw:layer="layout" svg:width="5.123cm" svg:height="0.7cm" svg:x="5.966cm" svg:y="7.1cm">
          <text:p text:style-name="P1"><text:span text:style-name="T1">Url dispatch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8.528cm" svg:y1="7.8cm" svg:x2="9.282cm" svg:y2="8.5cm" draw:start-shape="id2" draw:start-glue-point="6" draw:end-shape="id15" draw:end-glue-point="4" svg:d="M8528 7800c0 526 754 177 754 700" svg:viewBox="0 0 755 701">
          <text:p/>
        </draw:connector>
        <draw:frame draw:style-name="gr12" draw:layer="layout" svg:width="6.115cm" svg:height="0.962cm" svg:x="1.296cm" svg:y="1.238cm">
          <draw:text-box>
            <text:p>Request processing</text:p>
          </draw:text-box>
        </draw:frame>
        <draw:custom-shape draw:style-name="gr6" draw:text-style-name="P2" xml:id="id21" draw:id="id21" draw:layer="layout" svg:width="5.124cm" svg:height="0.753cm" svg:x="12.176cm" svg:y="13.547cm">
          <text:p text:style-name="P1"><text:span text:style-name="T1">Authoriz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14.738cm" svg:y1="14.3cm" svg:x2="16.068cm" svg:y2="14.9cm" draw:start-shape="id21" draw:start-glue-point="6" draw:end-shape="id22" draw:end-glue-point="0" svg:d="M14738 14300c0 450 1330 150 1330 600" svg:viewBox="0 0 1331 601">
          <text:p/>
        </draw:connector>
        <draw:custom-shape draw:style-name="gr13" draw:text-style-name="P1" draw:layer="layout" svg:width="1.789cm" svg:height="11.9cm" svg:x="4.308cm" svg:y="5.4cm">
          <text:p/>
          <draw:enhanced-geometry svg:viewBox="0 0 21600 21600" draw:mirror-horizontal="false" draw:mirror-vertical="false" draw:glue-points="21600 0 0 10800 21600 21600" draw:text-areas="13800 ?f9 21600 ?f10" draw:type="left-brace" draw:modifiers="774.879396544163 10845.08300165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6.368cm" svg:y1="11.5cm" svg:x2="5.238cm" svg:y2="11.5cm">
          <text:p/>
        </draw:line>
        <draw:line draw:style-name="gr4" draw:text-style-name="P1" draw:layer="layout" svg:x1="8.2cm" svg:y1="13.9cm" svg:x2="6.851cm" svg:y2="13.3cm">
          <text:p/>
        </draw:line>
        <draw:custom-shape draw:style-name="gr6" draw:text-style-name="P2" xml:id="id12" draw:id="id12" draw:layer="layout" svg:width="3.267cm" svg:height="0.8cm" svg:x="1.369cm" svg:y="13.077cm">
          <text:p text:style-name="P1"><text:span text:style-name="T1">View lookup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3.003cm" svg:y1="13.877cm" svg:x2="6.951cm" svg:y2="17.695cm" draw:start-shape="id12" draw:start-glue-point="6" draw:end-shape="id23" draw:end-glue-point="0" svg:d="M3003 13877c0 2865 3948 956 3948 3818" svg:viewBox="0 0 3949 3819">
          <text:p/>
        </draw:connector>
        <draw:custom-shape draw:style-name="gr6" draw:text-style-name="P2" xml:id="id5" draw:id="id5" draw:layer="layout" svg:width="5.123cm" svg:height="0.753cm" svg:x="11.429cm" svg:y="12.347cm">
          <text:p text:style-name="P1"><text:span text:style-name="T1">Prédicats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4" draw:text-style-name="P3" draw:layer="layout" svg:width="4.426cm" svg:height="0.888cm" svg:x="7.122cm" svg:y="12.3cm">
          <draw:text-box>
            <text:p><text:span text:style-name="T1">PredicatMismatch</text:span></text:p>
          </draw:text-box>
        </draw:frame>
        <draw:line draw:style-name="gr4" draw:text-style-name="P1" draw:layer="layout" svg:x1="7.121cm" svg:y1="12.7cm" svg:x2="5.897cm" svg:y2="12.2cm">
          <text:p/>
        </draw:line>
        <draw:connector draw:style-name="gr4" draw:text-style-name="P1" draw:layer="layout" draw:type="curve" svg:x1="13.991cm" svg:y1="13.1cm" svg:x2="14.738cm" svg:y2="13.547cm" draw:start-shape="id5" draw:start-glue-point="6" draw:end-shape="id21" draw:end-glue-point="4" svg:d="M13991 13100c0 334 747 111 747 447" svg:viewBox="0 0 748 448">
          <text:p/>
        </draw:connector>
        <draw:custom-shape draw:style-name="gr15" draw:text-style-name="P2" xml:id="id24" draw:id="id24" draw:layer="layout" svg:width="4.736cm" svg:height="0.6cm" svg:x="13.7cm" svg:y="15.4cm">
          <text:p text:style-name="P1"><text:span text:style-name="T1">View wrapper 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2" draw:id="id22" draw:layer="layout" svg:width="4.736cm" svg:height="0.5cm" svg:x="13.7cm" svg:y="14.9cm">
          <text:p text:style-name="P1"><text:span text:style-name="T1">Decorators 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" draw:id="id6" draw:layer="layout" svg:width="4.736cm" svg:height="0.5cm" svg:x="13.7cm" svg:y="18.8cm">
          <text:p text:style-name="P1"><text:span text:style-name="T1">Decorators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5" draw:id="id25" draw:layer="layout" svg:width="4.736cm" svg:height="0.6cm" svg:x="13.7cm" svg:y="17.7cm">
          <text:p text:style-name="P1"><text:span text:style-name="T1">View wrapper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736cm" svg:height="0.5cm" svg:x="13.7cm" svg:y="18.3cm">
          <text:p text:style-name="P1"><text:span text:style-name="T1">Response adapt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7.491cm" svg:x1="7.039cm" svg:y1="4.475cm" svg:x2="11.509cm" svg:y2="21.52cm" draw:start-shape="id11" draw:start-glue-point="1" draw:end-shape="id7" draw:end-glue-point="1" svg:d="M7039 4475h12461v17045h-7991" svg:viewBox="0 0 12462 17046">
          <text:p/>
        </draw:connector>
        <draw:connector draw:style-name="gr16" draw:text-style-name="P1" draw:layer="layout" draw:line-skew="13.089cm" svg:x1="6.21cm" svg:y1="27.952cm" svg:x2="6.097cm" svg:y2="2.768cm" draw:start-shape="id14" draw:start-glue-point="1" draw:end-shape="id13" draw:end-glue-point="1" svg:d="M6210 27952h13590v-25184h-13703" svg:viewBox="0 0 13704 25185">
          <text:p/>
        </draw:connector>
        <draw:connector draw:style-name="gr16" draw:text-style-name="P1" draw:layer="layout" draw:line-skew="0.264cm" svg:x1="18.436cm" svg:y1="15.15cm" svg:x2="18.436cm" svg:y2="19.05cm" draw:start-shape="id22" draw:start-glue-point="1" draw:end-shape="id6" draw:end-glue-point="1" svg:d="M18436 15150h765v3900h-765" svg:viewBox="0 0 766 3901">
          <text:p/>
        </draw:connector>
        <draw:connector draw:style-name="gr16" draw:text-style-name="P1" draw:layer="layout" svg:x1="18.436cm" svg:y1="15.7cm" svg:x2="18.436cm" svg:y2="18cm" draw:start-shape="id24" draw:start-glue-point="1" draw:end-shape="id25" draw:end-glue-point="1" svg:d="M18436 15700h503v2300h-503" svg:viewBox="0 0 504 2301">
          <text:p/>
        </draw:connector>
        <draw:custom-shape draw:style-name="gr17" draw:text-style-name="P1" draw:layer="layout" svg:width="10.9cm" svg:height="0.202cm" svg:x="1.5cm" svg:y="18.9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897cm" svg:height="0.202cm" svg:x="1.503cm" svg:y="19.1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7" draw:id="id17" draw:layer="layout" svg:width="10.897cm" svg:height="0.202cm" svg:x="1.503cm" svg:y="19.3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10.897cm" svg:height="0.202cm" svg:x="1.503cm" svg:y="17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897cm" svg:height="0.202cm" svg:x="1.503cm" svg:y="17.8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9:32:57</meta:creation-date>
    <dc:date>2014-11-19T01:09:27.260325000</dc:date>
    <meta:editing-duration>P5DT8H28M36S</meta:editing-duration>
    <meta:editing-cycles>20</meta:editing-cycles>
    <meta:generator>LibreOffice/4.2.6.3$MacOSX_x86 LibreOffice_project/3fd416d4c6db7d3204c17ce57a1d70f6e531ee21</meta:generator>
    <meta:document-statistic meta:object-count="6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4-06-28T14:11:19"/>
</VL:version-list>
</file>